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TagTests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getCountryToLoca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TagTests.withInvali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TagTests.withFloat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lectTagTests.withResolved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TagTests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withMultiMapWithItemValueAndItem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electTagTests.withElemen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lectTagTests.multipleWith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lectTagTests.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TagTests.multipleWithBoolea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lectTagTests.multipleWithBoolean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BeanWrapper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setAsText( final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withMultiListAnd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lectTagTests.withOth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TagTests.validateOutput( String output , boolean sel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lectTagTests.nestedPathWithListAnd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lectTagTests.assertList( boolean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TagTests.withMultiListAndElemen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electTagTests.assert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lectTagTests.withListAnd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lectTagTests.null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TagTests.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TagTests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lectTagTests.withResolv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Wrapper.setBean( Test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TagTests.with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TagTests.wi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TagTests.withMulti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lectTagTests.getSe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multipleExplicitly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lect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TagTests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withMult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lectTagTests.withListAndTransfor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lectTagTests.withListAndNo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TagTests.print( Country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TagTests.nestedPathWithListAndEditorAndNull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lectTagTests.withNes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lectTagTests.multipleFor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lectTagTests.multipleExplicitly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lectTagTests.empty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TagTests.withListAndTransformTagAnd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lectTagTests.withListAndEditorAndNull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lectTagTests.withInteger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